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748cm"/>
    </style:style>
    <style:style style:name="co2" style:family="table-column">
      <style:table-column-properties fo:break-before="auto" style:column-width="4.339cm"/>
    </style:style>
    <style:style style:name="co3" style:family="table-column">
      <style:table-column-properties fo:break-before="auto" style:column-width="5.673cm"/>
    </style:style>
    <style:style style:name="co4" style:family="table-column">
      <style:table-column-properties fo:break-before="auto" style:column-width="7.176cm"/>
    </style:style>
    <style:style style:name="co5" style:family="table-column">
      <style:table-column-properties fo:break-before="auto" style:column-width="13.653cm"/>
    </style:style>
    <style:style style:name="co6" style:family="table-column">
      <style:table-column-properties fo:break-before="auto" style:column-width="28.258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81d41a"/>
    </style:style>
    <style:style style:name="ce3" style:family="table-cell" style:parent-style-name="Default" style:data-style-name="N0">
      <style:table-cell-properties fo:background-color="#92d050"/>
    </style:style>
    <style:style style:name="T1" style:family="text">
      <style:text-properties fo:color="#81d41a"/>
    </style:style>
    <style:style style:name="T2" style:family="text">
      <style:text-properties fo:color="#00b05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openX65-vab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ara/ownCloud/elektronika/Open65/pcb/vabo-rev01/openX65-vabo.kicad_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Pá 28. dubna 2023, 13:01: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11-3.fc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01" calcext:value-type="float">
            <text:p>20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Qn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mp nam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end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C201</text:span>, <text:span text:style-name="T1">C202</text:span>, <text:span text:style-name="T1">C203</text:span>, <text:span text:style-name="T1">C205</text:span>, <text:span text:style-name="T1">C206</text:span>, <text:span text:style-name="T1">C211</text:span>, <text:span text:style-name="T1">C401</text:span>, <text:span text:style-name="T1">C402</text:span>, <text:span text:style-name="T1">C404</text:span>, <text:span text:style-name="T1">C405</text:span>, <text:span text:style-name="T1">C501</text:span>, C601, C602, C603, C604, C606, C607, C608, C702, C703, C709, C711, C801, C802, C803, C804, C805, C807, C808, C809, C810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02, C502, C719, C816, C817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u/16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03, C706, C707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01, C806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u3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04, C705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7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08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11, C812, C815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18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/2k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01, D601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Schottky diod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203, D605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_GREEN_060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50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4040LCGCK-AMT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plcc2:PLCC2_4x4mm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502, D503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4040SESK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plcc2:PLCC2_4x4mm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801, FB802, FB803, FB804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Bead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Ferrite bead, small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02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093-01-BN40</text:p>
          </table:table-cell>
          <table:table-cell office:value-type="string" calcext:value-type="string">
            <text:p>Mini-DIN-4-SH</text:p>
          </table:table-cell>
          <table:table-cell office:value-type="string" calcext:value-type="string">
            <text:p>vera-module:DS1093-01-BN40</text:p>
          </table:table-cell>
          <table:table-cell office:value-type="string" calcext:value-type="string">
            <text:p>4-pin Mini-DIN connec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03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D15S13E4GV00LF</text:p>
          </table:table-cell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vera-module:ICD15S13E4GV00LF</text:p>
          </table:table-cell>
          <table:table-cell office:value-type="string" calcext:value-type="string">
            <text:p>15-pin female D-SUB connector, High density (3 columns), Triple Row, Generic, VGA-connector, Mounting H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0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1AA-SF-PEJ</text:p>
          </table:table-cell>
          <table:table-cell office:value-type="string" calcext:value-type="string">
            <text:p>SD_Card_wSwitches</text:p>
          </table:table-cell>
          <table:table-cell office:value-type="string" calcext:value-type="string">
            <text:p>Connector_Card:SD_Hirose_DM1AA_SF_PEJ82</text:p>
          </table:table-cell>
          <table:table-cell office:value-type="string" calcext:value-type="string">
            <text:p>SD Card R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501, J502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 2x10p 2,54mm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Socket_2.54mm:PinSocket_2x10_P2.54mm_Vertical</text:p>
          </table:table-cell>
          <table:table-cell office:value-type="string" calcext:value-type="string">
            <text:p>Generic connector, double row, 02x10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70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mberg 1503-07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Connector_Audio:Jack_3.5mm_Lumberg_1503_07_Horizontal</text:p>
          </table:table-cell>
          <table:table-cell office:value-type="string" calcext:value-type="string">
            <text:p>Audio Jack, 3 Poles (Stereo / TR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702, J703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 1x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80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MG1BD3B8K1ANR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Connector_RJ:RJ45_Amphenol_RJMG1BD3B8K1ANR</text:p>
          </table:table-cell>
          <table:table-cell office:value-type="string" calcext:value-type="string">
            <text:p>1 Port RJ45 Magjack Connector Through Hole 10/100 Base-T, AutoMDI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01, Q401, Q601, Q701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7A Id, 100V Vds, N-Channel MOSFET, SOT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R201</text:span>, <text:span text:style-name="T1">R203</text:span>, <text:span text:style-name="T1">R401, R402</text:span>, <text:span text:style-name="T1">R409</text:span>, <text:span text:style-name="T1">R410</text:span>,<text:span text:style-name="T1"> R411, R412</text:span>, <text:span text:style-name="T1">R501</text:span>, <text:span text:style-name="T1">R502</text:span>, <text:span text:style-name="T1">R503</text:span>, <text:span text:style-name="T1">R504</text:span>, <text:span text:style-name="T1">R505</text:span>, <text:span text:style-name="T1">R506</text:span>, <text:span text:style-name="T1">R510</text:span>, <text:span text:style-name="T1">R511</text:span>, <text:span text:style-name="T1">R601</text:span>, R602, R603, R604, R605, R606, <text:span text:style-name="T1">R611</text:span>, R704, R706, R708, R803, R806, R819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R204</text:span>, R205, R206, R809, R810, R811, R812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R207</text:span>, R303, R304, R507, R508, R509, R619, R807, R808, R818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R208</text:span>, R305, R607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01, R302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07, R308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309, R313, R317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310, R314, R318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311, R315, R319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312, R316, R320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21, R322, R821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323, R326, R329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324, R327, R330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325, R328, R331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403, R404, R405, R406, R407, R408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13, R707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01, R702, R709, R710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03, R705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0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02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04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2512_6332Metric_Pad1.40x3.3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13, R814, R815, R816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R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20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301, RN302, RN303, RN304, RN305, RN306, RN307, RN308, RN309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Y16-1001F4LF</text:p>
          </table:table-cell>
          <table:table-cell office:value-type="string" calcext:value-type="string">
            <text:p>R_Pack04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4 resistor network, parallel topolo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40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645VM13SMTR92 LFS</text:p>
          </table:table-cell>
          <table:table-cell office:value-type="string" calcext:value-type="string">
            <text:p>SW_Push_SH</text:p>
          </table:table-cell>
          <table:table-cell office:value-type="string" calcext:value-type="string">
            <text:p>switches:PTS645VM13SMTR92 LFS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SN-4101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SMD:SW_DIP_SPSTx04_Slide_Omron_A6S-410x_W8.9mm_P2.54mm</text:p>
          </table:table-cell>
          <table:table-cell office:value-type="string" calcext:value-type="string">
            <text:p>4x DIP Switch, Single Pole Single Throw (SPST) switch, small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70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S3S102AM6QE</text:p>
          </table:table-cell>
          <table:table-cell office:value-type="string" calcext:value-type="string">
            <text:p>SW_SPDT_MSM</text:p>
          </table:table-cell>
          <table:table-cell office:value-type="string" calcext:value-type="string">
            <text:p>switches:Switch_5M_M6</text:p>
          </table:table-cell>
          <table:table-cell office:value-type="string" calcext:value-type="string">
            <text:p>Switch, single pole double throw, center OFF posi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201,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ICE40UP5K-SG48ITR50</text:p>
          </table:table-cell>
          <table:table-cell table:style-name="ce3" office:value-type="string" calcext:value-type="string">
            <text:p>Package_DFN_QFN:QFN-48-1EP_7x7mm_P0.5mm_EP5.3x5.3mm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U301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S7314D</text:p>
          </table:table-cell>
          <table:table-cell office:value-type="string" calcext:value-type="string">
            <text:p>Package_SO:SOIC-8_3.9x4.9mm_P1.27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01, U603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25Q16JVSNIQ</text:p>
          </table:table-cell>
          <table:table-cell office:value-type="string" calcext:value-type="string">
            <text:p>W25Q32JVSS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32Mb Serial Flash Memory, Standard/Dual/Quad SPI, SOIC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2">U402</text:span>, <text:span text:style-name="T2">U404</text:span>, U504, U602,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74CBTLV3126PW,118</text:p>
          </table:table-cell>
          <table:table-cell office:value-type="string" calcext:value-type="string">
            <text:p>Package_SO:TSSOP-14_4.4x5mm_P0.65mm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403,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4AHC00PW</text:p>
          </table:table-cell>
          <table:table-cell table:style-name="ce3" office:value-type="string" calcext:value-type="string">
            <text:p>74HC00</text:p>
          </table:table-cell>
          <table:table-cell table:style-name="ce3" office:value-type="string" calcext:value-type="string">
            <text:p>Package_SO:TSSOP-14_4.4x5mm_P0.65mm</text:p>
          </table:table-cell>
          <table:table-cell table:style-name="ce3" office:value-type="string" calcext:value-type="string">
            <text:p>quad 2-input NAND gate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U501, U502,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74LVC1G11</text:p>
          </table:table-cell>
          <table:table-cell table:style-name="ce3" office:value-type="string" calcext:value-type="string">
            <text:p>Package_TO_SOT_SMD:SOT-23-6_Handsoldering</text:p>
          </table:table-cell>
          <table:table-cell table:style-name="ce3" office:value-type="string" calcext:value-type="string">
            <text:p>Single AND 3 Input Gate, Low-Voltage CMOS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U503,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74LVC2G02</text:p>
          </table:table-cell>
          <table:table-cell table:style-name="ce3" office:value-type="string" calcext:value-type="string">
            <text:p>Package_SO:TSSOP-8_3x3mm_P0.65mm</text:p>
          </table:table-cell>
          <table:table-cell table:style-name="ce3" office:value-type="string" calcext:value-type="string">
            <text:p>Dual NOR Gate, Low-Voltage CMOS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U505,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74AHCT573PW</text:p>
          </table:table-cell>
          <table:table-cell table:style-name="ce3" office:value-type="string" calcext:value-type="string">
            <text:p>Package_SO:TSSOP-20_4.4x6.5mm_P0.65mm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U60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5LP{1,2,4}K-SG48</text:p>
          </table:table-cell>
          <table:table-cell office:value-type="string" calcext:value-type="string">
            <text:p>ICE5LP1K-SG48</text:p>
          </table:table-cell>
          <table:table-cell office:value-type="string" calcext:value-type="string">
            <text:p>Package_DFN_QFN:QFN-48-1EP_7x7mm_P0.5mm_EP5.6x5.6mm</text:p>
          </table:table-cell>
          <table:table-cell office:value-type="string" calcext:value-type="string">
            <text:p>iCE40 Ultra FPGA, 1100 LUTs, 1.2V, 48-pin QF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701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M8524CGEDT</text:p>
          </table:table-cell>
          <table:table-cell office:value-type="string" calcext:value-type="string">
            <text:p>Package_SO:TSSOP-16_4.4x5mm_P0.65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702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4890MX</text:p>
          </table:table-cell>
          <table:table-cell office:value-type="string" calcext:value-type="string">
            <text:p>Package_SO:SOIC-8_3.9x4.9mm_P1.27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01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6100L</text:p>
          </table:table-cell>
          <table:table-cell office:value-type="string" calcext:value-type="string">
            <text:p>Package_QFP:LQFP-48_7x7mm_P0.5mm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X201,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G5032CAN_25.000000M-TJGA3</text:p>
          </table:table-cell>
          <table:table-cell table:style-name="ce3" office:value-type="string" calcext:value-type="string">
            <text:p>SG-5032CAN</text:p>
          </table:table-cell>
          <table:table-cell table:style-name="ce3" office:value-type="string" calcext:value-type="string">
            <text:p>Oscillator:Oscillator_SMD_SeikoEpson_SG8002LB-4Pin_5.0x3.2mm_HandSoldering</text:p>
          </table:table-cell>
          <table:table-cell table:style-name="ce3" office:value-type="string" calcext:value-type="string">
            <text:p>CMOS Clock Oscillator 1 to 75 MHz</text:p>
          </table:table-cell>
          <table:table-cell table:style-name="ce3"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Stránk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5-05T12:03:21Z</meta:creation-date>
    <dc:date>2023-05-07T18:37:21.228286891</dc:date>
    <meta:editing-cycles>11</meta:editing-cycles>
    <meta:editing-duration>PT1H41M7S</meta:editing-duration>
    <meta:document-statistic meta:table-count="1" meta:cell-count="376" meta:object-count="0"/>
    <meta:user-defined meta:name="Document_Confidentiality">Unrestricted</meta:user-defined>
    <meta:user-defined meta:name="MSIP_Label_6f75f480-7803-4ee9-bb54-84d0635fdbe7_ActionId">3b265d19-9607-4d53-9d7f-a6791d29a408</meta:user-defined>
    <meta:user-defined meta:name="MSIP_Label_6f75f480-7803-4ee9-bb54-84d0635fdbe7_ContentBits">0</meta:user-defined>
    <meta:user-defined meta:name="MSIP_Label_6f75f480-7803-4ee9-bb54-84d0635fdbe7_Enabled">true</meta:user-defined>
    <meta:user-defined meta:name="MSIP_Label_6f75f480-7803-4ee9-bb54-84d0635fdbe7_Method" meta:value-type="string">Privileged</meta:user-defined>
    <meta:user-defined meta:name="MSIP_Label_6f75f480-7803-4ee9-bb54-84d0635fdbe7_Name" meta:value-type="string">unrestricted</meta:user-defined>
    <meta:user-defined meta:name="MSIP_Label_6f75f480-7803-4ee9-bb54-84d0635fdbe7_SetDate" meta:value-type="string">2023-05-05T12:32:53Z</meta:user-defined>
    <meta:user-defined meta:name="MSIP_Label_6f75f480-7803-4ee9-bb54-84d0635fdbe7_SiteId" meta:value-type="string">38ae3bcd-9579-4fd4-adda-b42e1495d55a</meta:user-defined>
  </office:meta>
</office:document-meta>
</file>